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04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ESIGN PARAMETER</text:p>
          </table:table-cell>
          <table:table-cell table:style-name="ce1" office:value-type="string" calcext:value-type="string">
            <text:p>EXAMPLE VALUE at TA = 25°C</text:p>
          </table:table-cell>
          <table:table-cell/>
        </table:table-row>
        <table:table-row table:style-name="ro1">
          <table:table-cell office:value-type="string" calcext:value-type="string">
            <text:p>Input voltage range</text:p>
          </table:table-cell>
          <table:table-cell office:value-type="string" calcext:value-type="string">
            <text:p>4.5 V to 5.5 V</text:p>
          </table:table-cell>
          <table:table-cell/>
        </table:table-row>
        <table:table-row table:style-name="ro1">
          <table:table-cell office:value-type="string" calcext:value-type="string">
            <text:p>Maximum operating discharge cur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ximum Charge Current for battery pack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Overvoltage Protection (OVP)</text:p>
          </table:table-cell>
          <table:table-cell office:value-type="float" office:value="4.275" calcext:value-type="float">
            <text:p>4,27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Overvoltage detection delay timer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vervoltage Protection (OVP) release voltage</text:p>
          </table:table-cell>
          <table:table-cell office:value-type="float" office:value="4.175" calcext:value-type="float">
            <text:p>4,17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Undervoltage Protection (UVP)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Undervoltage detection delay tim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Undervoltage Protection (UVP) release voltage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harge Overcurrent detection (OCC) voltage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Charge Overcurrent Detection (OCC) delay tim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Discharge Overcurrent Detection (OCD) volta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Discharge Overcurrent Detection (OCD) delay timer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ds,On</text:p>
          </table:table-cell>
          <table:table-cell table:formula="of:=[.B13]/[.B3]" office:value-type="float" office:value="100" calcext:value-type="float">
            <text:p>100</text:p>
          </table:table-cell>
          <table:table-cell office:value-type="string" calcext:value-type="string">
            <text:p>m<text:span text:style-name="T1">Ω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1T13:11:56.347000000</dc:date>
    <dc:creator>Florian Kaffanke</dc:creator>
    <meta:editing-duration>PT7M33S</meta:editing-duration>
    <meta:editing-cycles>4</meta:editing-cycles>
    <meta:generator>LibreOffice/7.4.3.2$Windows_X86_64 LibreOffice_project/1048a8393ae2eeec98dff31b5c133c5f1d08b890</meta:generator>
    <meta:document-statistic meta:table-count="1" meta:cell-count="43" meta:object-count="0"/>
  </office:meta>
</office:document-meta>
</file>